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0644D97F2AC.jpg" manifest:media-type="image/jpeg"/>
  <manifest:file-entry manifest:full-path="Pictures/10000000000003C0000002E7FBC98F6D.jpg" manifest:media-type="image/jpeg"/>
  <manifest:file-entry manifest:full-path="Pictures/1000000000000CEC000009B10DB262C2.png" manifest:media-type="image/pn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66" draw:marker-start-width="0.35cm" draw:marker-end-width="0.35cm" draw:fill="none" draw:textarea-horizontal-align="justify" draw:textarea-vertical-align="middle" draw:auto-grow-height="false" fo:min-height="3.65cm" fo:min-width="4.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aecf00" draw:marker-start-width="0.35cm" draw:marker-end-width="0.35cm" draw:fill="solid" draw:fill-color="#ff0066" draw:textarea-horizontal-align="justify" draw:textarea-vertical-align="middle" draw:auto-grow-height="false" fo:min-height="1.418cm" fo:min-width="4.28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aecf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 style:list-style-name="L1">
      <style:graphic-properties svg:stroke-width="0.1cm" svg:stroke-color="#aecf00" draw:marker-start-width="0.35cm" draw:marker-end-width="0.35cm" draw:fill="solid" draw:fill-color="#ff0066" draw:textarea-horizontal-align="justify" draw:textarea-vertical-align="middle" draw:auto-grow-height="false" fo:min-height="1.418cm" fo:min-width="4.28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3.38cm, 0cm, -0.101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Inspiration-notes">
      <style:graphic-properties draw:fill-color="#ffffff" draw:auto-grow-height="true" fo:min-height="13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 Condensed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color="#ffffff" style:font-name="DejaVu Sans Condensed" fo:font-size="22pt" fo:font-weight="bold" style:letter-kerning="true" style:font-name-asian="Droid Sans Fallback" style:font-size-asian="22pt" style:font-weight-asian="bold" style:font-name-complex="FreeSans" style:font-size-complex="22pt" style:font-weight-complex="bold"/>
    </style:style>
    <style:style style:name="P4" style:family="paragraph">
      <style:paragraph-properties fo:text-align="start"/>
      <style:text-properties fo:color="#0000cc" style:font-name="DejaVu Sans" fo:font-weight="normal" style:font-weight-asian="normal" style:font-weight-complex="normal"/>
    </style:style>
    <style:style style:name="P5" style:family="paragraph">
      <style:paragraph-properties fo:text-align="start"/>
      <style:text-properties fo:color="#0000cc" style:font-name="DejaVu Sans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ffffff" style:font-name="DejaVu Sans Condensed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cc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g>
          <draw:g xml:id="id1" draw:id="id1">
            <draw:frame draw:style-name="gr1" draw:text-style-name="P1" draw:layer="layout" svg:width="4.909cm" svg:height="3.8cm" svg:x="11.991cm" svg:y="10.3cm">
              <draw:image xlink:href="Pictures/10000000000003C0000002E7FBC98F6D.jpg" xlink:type="simple" xlink:show="embed" xlink:actuate="onLoad">
                <text:p/>
              </draw:image>
            </draw:frame>
            <draw:custom-shape draw:style-name="gr2" draw:text-style-name="P1" draw:layer="layout" svg:width="5.1cm" svg:height="4cm" svg:x="11.8cm" svg:y="10.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2" xml:id="id2" draw:id="id2" draw:layer="layout" svg:width="6.9cm" svg:height="2.5cm" svg:x="10.9cm" svg:y="5cm">
            <text:p text:style-name="P2"><text:span text:style-name="T1">Inventario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14.35cm" svg:y1="10.1cm" svg:x2="14.35cm" svg:y2="7.5cm" draw:start-shape="id1" draw:start-glue-point="0" draw:end-shape="id2" draw:end-glue-point="8" svg:d="M14350 10100v-2600" svg:viewBox="0 0 1 2601">
            <text:p/>
          </draw:connector>
          <draw:custom-shape draw:style-name="gr5" draw:text-style-name="P3" xml:id="id3" draw:id="id3" draw:layer="layout" svg:width="6.9cm" svg:height="2.5cm" svg:x="11cm" svg:y="16.7cm">
            <text:p text:style-name="P3">Punto de</text:p>
            <text:p text:style-name="P3">vent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14.35cm" svg:y1="14.1cm" svg:x2="14.45cm" svg:y2="16.7cm" draw:start-shape="id1" draw:start-glue-point="2" draw:end-shape="id3" draw:end-glue-point="4" svg:d="M14350 14100l100 2600" svg:viewBox="0 0 101 2601">
            <text:p/>
          </draw:connector>
          <draw:custom-shape draw:style-name="gr3" draw:text-style-name="P2" xml:id="id4" draw:id="id4" draw:layer="layout" svg:width="6.9cm" svg:height="2.5cm" svg:x="18.9cm" svg:y="10.8cm">
            <text:p text:style-name="P2"><text:span text:style-name="T1">Configuración</text:span></text:p>
            <text:p text:style-name="P2"><text:span text:style-name="T1">de producto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16.9cm" svg:y1="12.1cm" svg:x2="18.9cm" svg:y2="12.05cm" draw:start-shape="id1" draw:start-glue-point="1" draw:end-shape="id4" draw:end-glue-point="6" svg:d="M16900 12100l2000-50" svg:viewBox="0 0 2001 51">
            <text:p/>
          </draw:connector>
          <draw:custom-shape draw:style-name="gr3" draw:text-style-name="P2" xml:id="id5" draw:id="id5" draw:layer="layout" svg:width="6.9cm" svg:height="2.5cm" svg:x="2.8cm" svg:y="10.9cm">
            <text:p text:style-name="P2"><text:span text:style-name="T1">Control de</text:span></text:p>
            <text:p text:style-name="P2"><text:span text:style-name="T1">distribució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11.8cm" svg:y1="12.1cm" svg:x2="9.7cm" svg:y2="12.15cm" draw:start-shape="id1" draw:start-glue-point="3" draw:end-shape="id5" draw:end-glue-point="10" svg:d="M11800 12100l-2100 50" svg:viewBox="0 0 2101 51">
            <text:p/>
          </draw:connector>
          <draw:custom-shape draw:style-name="gr3" draw:text-style-name="P2" xml:id="id6" draw:id="id6" draw:layer="layout" svg:width="6.9cm" svg:height="2.5cm" svg:x="17.1cm" svg:y="14.4cm">
            <text:p text:style-name="P2"><text:span text:style-name="T1">Control de</text:span></text:p>
            <text:p text:style-name="P2"><text:span text:style-name="T1">producció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16.9cm" svg:y1="12.1cm" svg:x2="18.11cm" svg:y2="14.766cm" draw:start-shape="id1" draw:start-glue-point="1" draw:end-shape="id6" draw:end-glue-point="5" svg:d="M16900 12100l1210 2666" svg:viewBox="0 0 1211 2667">
            <text:p/>
          </draw:connector>
          <draw:custom-shape draw:style-name="gr3" draw:text-style-name="P2" xml:id="id7" draw:id="id7" draw:layer="layout" svg:width="6.9cm" svg:height="2.5cm" svg:x="4.9cm" svg:y="14.3cm">
            <text:p text:style-name="P2"><text:span text:style-name="T1">Análisis de</text:span></text:p>
            <text:p text:style-name="P2"><text:span text:style-name="T1">venta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11.8cm" svg:y1="12.1cm" svg:x2="10.79cm" svg:y2="14.666cm" draw:start-shape="id1" draw:start-glue-point="3" draw:end-shape="id7" draw:end-glue-point="11" svg:d="M11800 12100l-1010 2566" svg:viewBox="0 0 1011 2567">
            <text:p/>
          </draw:connector>
          <draw:custom-shape draw:style-name="gr3" draw:text-style-name="P2" xml:id="id8" draw:id="id8" draw:layer="layout" svg:width="6.9cm" svg:height="2.5cm" svg:x="4.7cm" svg:y="7.3cm">
            <text:p text:style-name="P2"><text:span text:style-name="T1">Facturació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11.8cm" svg:y1="12.1cm" svg:x2="10.59cm" svg:y2="9.434cm" draw:start-shape="id1" draw:end-shape="id8" draw:end-glue-point="9" svg:d="M11800 12100l-1210-2666" svg:viewBox="0 0 1211 2667">
            <text:p/>
          </draw:connector>
          <draw:custom-shape draw:style-name="gr3" draw:text-style-name="P2" xml:id="id9" draw:id="id9" draw:layer="layout" svg:width="6.9cm" svg:height="2.5cm" svg:x="17cm" svg:y="7.4cm">
            <text:p text:style-name="P2"><text:span text:style-name="T1">Report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1" draw:layer="layout" draw:type="line" svg:x1="16.9cm" svg:y1="12.1cm" svg:x2="18.01cm" svg:y2="9.534cm" draw:start-shape="id1" draw:end-shape="id9" draw:end-glue-point="7" svg:d="M16900 12100l1110-2566" svg:viewBox="0 0 1111 2567">
            <text:p/>
          </draw:connector>
        </draw:g>
        <draw:frame draw:style-name="gr6" draw:text-style-name="P5" draw:layer="layout" svg:width="19.2cm" svg:height="1.237cm" svg:x="1.4cm" svg:y="2cm">
          <draw:text-box>
            <text:p text:style-name="P4"><text:span text:style-name="T2">Modelo conceptual</text:span></text:p>
          </draw:text-box>
        </draw:frame>
        <draw:frame draw:style-name="gr7" draw:text-style-name="P1" draw:layer="layout" svg:width="2.835cm" svg:height="2.534cm" svg:x="21.565cm" svg:y="1.368cm">
          <draw:image xlink:href="Pictures/10000000000001F4000000644D97F2AC.jpg" xlink:type="simple" xlink:show="embed" xlink:actuate="onLoad">
            <text:p/>
          </draw:image>
        </draw:frame>
        <presentation:notes draw:style-name="dp2">
          <draw:page-thumbnail draw:style-name="gr8" draw:layer="layout" svg:width="13.108cm" svg:height="8.993cm" svg:x="4.24cm" svg:y="2.351cm" draw:page-number="1" presentation:class="page"/>
          <draw:frame presentation:style-name="pr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o Barraza</meta:initial-creator>
    <meta:creation-date>2017-03-20T20:36:48.359797921</meta:creation-date>
    <dc:date>2017-03-20T20:58:58.405763316</dc:date>
    <dc:creator>Roberto Barraza</dc:creator>
    <meta:editing-duration>PT22M9S</meta:editing-duration>
    <meta:editing-cycles>4</meta:editing-cycles>
    <meta:generator>LibreOffice/4.3.3.2$Linux_X86_64 LibreOffice_project/430m0$Build-2</meta:generator>
    <meta:document-statistic meta:object-count="57"/>
  </office:meta>
</office:document-meta>
</file>